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94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1.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537cm"/>
    </style:style>
    <style:style style:name="gr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8.8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68cm" svg:height="14.924cm" svg:x="2.337cm" svg:y="3.4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15cm" svg:height="1.135cm" svg:x="3.159cm" svg:y="17.264cm">
          <text:p text:style-name="P2"><text:span text:style-name="T1">JTAG</text:span></text:p>
          <text:p text:style-name="P2"><text:span text:style-name="T1">TMS TDI TDO TCK GND VCCref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83cm" svg:height="1.621cm" svg:x="2.824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443cm" svg:height="1.231cm" svg:x="2.524cm" svg:y="11.713cm">
          <draw:text-box>
            <text:p>GND</text:p>
          </draw:text-box>
        </draw:frame>
        <draw:line draw:style-name="gr5" draw:text-style-name="P1" draw:layer="layout" svg:x1="2.661cm" svg:y1="4.124cm" svg:x2="2.661cm" svg:y2="2.826cm">
          <text:p/>
        </draw:line>
        <draw:frame draw:style-name="gr6" draw:layer="layout" svg:width="2.08cm" svg:height="1.23cm" svg:x="0.759cm" svg:y="2.143cm">
          <draw:text-box>
            <text:p>12V</text:p>
          </draw:text-box>
        </draw:frame>
        <draw:custom-shape draw:style-name="gr3" draw:text-style-name="P1" draw:layer="layout" svg:width="1.136cm" svg:height="1.553cm" svg:x="3.344cm" svg:y="2.73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037cm" svg:height="1.229cm" svg:x="4.518cm" svg:y="2.178cm">
          <draw:text-box>
            <text:p>Fan</text:p>
          </draw:text-box>
        </draw:frame>
        <draw:custom-shape draw:style-name="gr2" draw:text-style-name="P1" draw:layer="layout" svg:width="5.516cm" svg:height="3.892cm" svg:x="7.714cm" svg:y="4.97cm">
          <text:p text:style-name="P1">CPU</text:p>
          <text:p text:style-name="P1">68EC020</text:p>
          <text:p text:style-name="P1"><text:span text:style-name="T2">QFP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55cm" svg:height="3.893cm" svg:x="11.292cm" svg:y="12.235cm">
          <text:p text:style-name="P1">CPLD</text:p>
          <text:p text:style-name="P1"><text:span text:style-name="T3">XC95144XL</text:span></text:p>
          <text:p text:style-name="P1"><text:span text:style-name="T2">TQFP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6cm" svg:height="5.515cm" svg:x="23.911cm" svg:y="4.61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6cm" svg:height="5.514cm" svg:x="23.911cm" svg:y="11.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6cm" svg:height="5.514cm" svg:x="20.505cm" svg:y="11.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4cm" svg:height="5.514cm" svg:x="16.937cm" svg:y="11.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6cm" svg:height="5.515cm" svg:x="20.505cm" svg:y="4.61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4cm" svg:height="5.515cm" svg:x="16.937cm" svg:y="4.611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757cm" svg:height="12.353cm" svg:x="16.183cm" svg:y="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976cm" svg:height="6.489cm" svg:x="4.932cm" svg:y="10.578cm">
          <text:p text:style-name="P1">68000</text:p>
          <text:p text:style-name="P1">PLCC68</text:p>
          <text:p text:style-name="P1">socket</text:p>
          <draw:enhanced-geometry svg:viewBox="0 0 21600 21600" draw:type="rectangle" draw:enhanced-path="M 0 0 L 21600 0 21600 21600 0 21600 0 0 Z N"/>
        </draw:custom-shape>
        <draw:rect draw:style-name="gr10" draw:text-style-name="P2" draw:layer="layout" svg:width="1.764cm" svg:height="1.902cm" svg:x="10.318cm" svg:y="9.395cm">
          <text:p text:style-name="P2"><text:span text:style-name="T1">PLL</text:span></text:p>
          <text:p text:style-name="P2"><text:span text:style-name="T1">ICS501</text:span></text:p>
        </draw:rect>
        <draw:circle draw:style-name="gr11" draw:text-style-name="P1" draw:layer="layout" svg:width="0.973cm" svg:height="0.973cm" svg:x="2.661cm" svg:y="5.098cm">
          <text:p/>
        </draw:circle>
        <draw:line draw:style-name="gr12" draw:text-style-name="P1" draw:layer="layout" svg:x1="2.823cm" svg:y1="5.584cm" svg:x2="3.472cm" svg:y2="5.584cm">
          <text:p/>
        </draw:line>
        <draw:line draw:style-name="gr12" draw:text-style-name="P1" draw:layer="layout" svg:x1="3.148cm" svg:y1="5.26cm" svg:x2="3.148cm" svg:y2="5.909cm">
          <text:p/>
        </draw:line>
        <draw:frame draw:style-name="gr13" draw:text-style-name="P3" draw:layer="layout" svg:width="2.76cm" svg:height="0.818cm" svg:x="2.334cm" svg:y="6.064cm">
          <draw:text-box>
            <text:p text:style-name="P3"><text:span text:style-name="T1">Fan speed</text:span></text:p>
          </draw:text-box>
        </draw:frame>
        <draw:frame draw:style-name="gr14" draw:text-style-name="P3" draw:layer="layout" svg:width="9.384cm" svg:height="0.818cm" svg:x="16.96cm" svg:y="10.119cm">
          <draw:text-box>
            <text:p text:style-name="P3"><text:span text:style-name="T1">Any 60ns 16x1024 WORDs DRAM (SOJ4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3T10:20:57.799025000</meta:creation-date>
    <dc:date>2014-08-29T12:26:48.87</dc:date>
    <meta:editing-duration>PT27M14S</meta:editing-duration>
    <meta:editing-cycles>5</meta:editing-cycles>
    <meta:generator>OpenOffice/4.0.1$Win32 OpenOffice.org_project/401m5$Build-9714</meta:generator>
    <meta:document-statistic meta:object-count="24"/>
  </office:meta>
</office:document-meta>
</file>